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9000003BAAB70085D.png"/>
  <manifest:file-entry manifest:media-type="image/png" manifest:full-path="Pictures/10000201000002BD000003C42D9FA0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377cm" draw:z-index="0"><draw:image xlink:href="Pictures/10000201000002BD000003C42D9FA0A7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744cm" draw:z-index="1"><draw:image xlink:href="Pictures/10000201000002C9000003BAAB70085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57S</meta:editing-duration>
    <meta:editing-cycles>5</meta:editing-cycles>
    <meta:generator>OpenOffice/4.1.3$Win32 OpenOffice.org_project/413m1$Build-9783</meta:generator>
    <dc:date>2018-01-20T15:29:27.16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